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2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084cm" fo:min-width="7.501cm"/>
    </style:style>
    <style:style style:name="P1" style:family="paragraph">
      <loext:graphic-properties draw:fill="none" draw:fill-color="#729fcf" draw:opacity="0%"/>
      <style:paragraph-properties fo:margin-top="0cm" fo:margin-bottom="0.61cm"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207cm" svg:y1="19.542cm" svg:x2="2.678cm" svg:y2="19.542cm">
          <text:p/>
        </draw:line>
        <draw:line draw:style-name="gr2" draw:text-style-name="P2" draw:layer="layout" svg:x1="6.208cm" svg:y1="19.542cm" svg:x2="6.207cm" svg:y2="22.971cm">
          <text:p/>
        </draw:line>
        <draw:line draw:style-name="gr3" draw:text-style-name="P2" draw:layer="layout" svg:x1="3.159cm" svg:y1="15.859cm" svg:x2="9.509cm" svg:y2="15.859cm">
          <text:p/>
        </draw:line>
        <draw:custom-shape draw:style-name="gr4" draw:text-style-name="P3" draw:layer="layout" svg:width="0.254cm" svg:height="0.254cm" svg:x="6.207cm" svg:y="15.85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207cm" svg:y1="15.859cm" svg:x2="6.207cm" svg:y2="19.542cm">
          <text:p/>
        </draw:line>
        <draw:custom-shape draw:style-name="gr5" draw:text-style-name="P4" draw:layer="layout" svg:width="8.001cm" svg:height="5.334cm" draw:transform="skewX (-0.0287979326579064) translate (2.352cm 17.891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05T22:04:33.669974870</dc:date>
    <meta:editing-duration>PT1H48M2S</meta:editing-duration>
    <meta:editing-cycles>31</meta:editing-cycles>
    <meta:generator>LibreOffice/6.4.7.2$Linux_X86_64 LibreOffice_project/40$Build-2</meta:generator>
    <meta:document-statistic meta:object-count="7"/>
  </office:meta>
</office:document-meta>
</file>